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Treinamento de conscientização de Engenharia Social</text:span></text:p>
      <text:p text:style-name="P2"/>
      <text:p text:style-name="P2">Disclaimer : este material foi concebido para uso didático exclusivo para esta organização, e não deve ser utilizado para outras finalidades, de qualquer natureza, comercial ou não. </text:p>
      <text:p text:style-name="P2">A reprodução indevida deste material sujeita o infrator às sanções previstas na lei de direitos autorais.</text:p>
      <text:p text:style-name="P2"/>
      <text:p text:style-name="P2"/>
      <text:p text:style-name="P1">Bem vindo ao treinamento de conscientização de Engenharia Social, caro colaborador. </text:p>
      <text:p text:style-name="P1"/>
      <text:p text:style-name="Standard"><text:span text:style-name="T2">Neste material, abordaremos conceitos e práticas de engenharia social, termo que se refere a </text:span>um tipo de ataque cibernético que explora a psicologia humana para obter acesso a informações confidenciais ou sistemas protegidos. </text:p>
      <text:p text:style-name="Standard"/>
      <text:p text:style-name="Standard">Antes de tudo, precisamos entender como o ser humano está sujeito a cair nesse tipo de armadilha.</text:p>
      <text:p text:style-name="Standard">Uma das formas que os hackers, sejam honestos ou não, conseguem invadir sistemas de informação, é valendo-se de fragilidades inerentes à mente de qualquer pessoa, principalmente daquelas que não estão familiarizadas com o nível de sofisticação das técnicas alcançado atualmente.</text:p>
      <text:p text:style-name="Standard"/>
      <text:p text:style-name="Standard">O medo, a curiosidade, a pressa, a falta de atenção, a confiança em impostores, a ganância, são algumas dessas fragilidades que tornam as pessoas alvos fáceis desse tipo de ataque. </text:p>
      <text:p text:style-name="Standard"/>
      <text:p text:style-name="Standard">Alguns exemplos que servem de alerta são:</text:p>
      <text:p text:style-name="Standard"/>
      <text:p text:style-name="Standard">E-mails ou mensagens que alertam sobre atividades suspeitas em contas bancárias, ameaças de bloqueio de serviços ou avisos de vírus podem gerar pânico, levando as pessoas a clicar em links sem pensar. </text:p>
      <text:p text:style-name="Standard"/>
      <text:p text:style-name="Standard">Conteúdo sensacionalista, promessas de prêmios ou ofertas irresistíveis despertam a curiosidade e podem levar as pessoas a clicar em links para satisfazer seu interesse. </text:p>
      <text:p text:style-name="Standard"/>
      <text:p text:style-name="Standard">Mensagens que exigem ação imediata, como "sua conta será bloqueada em 2 horas" ou "última chance de aproveitar esta oferta", pressionam as vítimas a agir impulsivamente. </text:p>
      <text:p text:style-name="Standard"/>
      <text:p text:style-name="Standard">Perfis falsos, mensagens diretas ou postagens enganosas em redes sociais podem levar as vítimas a clicar em links maliciosos. </text:p>
      <text:p text:style-name="Standard"/>
      <text:p text:style-name="Standard">Falsos técnicos de suporte entram em contato com as vítimas, alegando problemas em seus dispositivos e solicitando acesso remoto ou informações confidenciais. </text:p>
      <text:p text:style-name="P1"/>
      <text:p text:style-name="P1">Oferecimento de serviços ou benefícios em troca de informações confidenciais ou acesso a sistemas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P1"><text:soft-page-break/>Na terminologia da cibersegurança, existem vários tipos de ataques cibernéticos. Conheça alguns <text:s/>deles:</text:p>
      <text:p text:style-name="P1"/>
      <text:p text:style-name="Text_20_body"><text:span text:style-name="Strong_20_Emphasis">Phishing:</text:span><text:span text:style-name="T2"> Envio de e-mails, mensagens ou ligações fraudulentas que se passam por entidades confiáveis (bancos, empresas, etc.) para induzir a vítima a revelar dados pessoais, senhas ou informações financeiras. [</text:span></text:p>
      <text:p text:style-name="Text_20_body"><text:span text:style-name="Strong_20_Emphasis">Spear Phishing:</text:span> Um tipo de phishing mais direcionado, onde o atacante personaliza a mensagem para uma vítima específica, aumentando a credibilidade e a probabilidade de sucesso. </text:p>
      <text:p text:style-name="Text_20_body"><text:span text:style-name="Strong_20_Emphasis">Baiting (Isca):</text:span> Oferecimento de algo atraente (como um pen drive infectado ou um download gratuito) para atrair a vítima e infectar seu dispositivo com malware. </text:p>
      <text:p text:style-name="Text_20_body"><text:span text:style-name="Strong_20_Emphasis">Pretexting (Pretexto):</text:span> Criação de um cenário fictício para ganhar a confiança da vítima e obter informações confidenciais. </text:p>
      <text:p text:style-name="Text_20_body"><text:span text:style-name="Strong_20_Emphasis">Quid Pro Quo:</text:span> Oferecimento de um serviço ou benefício em troca de informações confidenciais. </text:p>
      <text:p text:style-name="Text_20_body"><text:span text:style-name="Strong_20_Emphasis">Tailgating (Carona):</text:span> Obtenção de acesso físico a áreas restritas seguindo pessoas autorizadas. </text:p>
      <text:p text:style-name="P1"/>
      <text:p text:style-name="P1">Neste treinamento vamos nos focar na técnica conhecida como Phishing, cujo nome deriva da palavra fishing (pesca) com o termo hacker phreaking, em referência aos primórdios do hacking feito pela rede telefônica.</text:p>
      <text:p text:style-name="P1"/>
      <text:p text:style-name="Standard"><text:span text:style-name="T2">O phishing busca obter o acesso às credenciais das vítimas através do e</text:span>nvio de e-mails, mensagens ou ligações fraudulentas que se passam por entidades confiáveis (bancos, empresas, etc.) para induzir a vítima a revelar dados pessoais, senhas ou informações financeiras. </text:p>
      <text:p text:style-name="Standard"/>
      <text:p text:style-name="Standard">O fato de tantas pessoas serem vítimas desse tipo de ataque, faz com que seja preciso promover campanhas de concientização abrangentes, indo desde o familiar do colaborador, até os executivos mais importantes da organização. </text:p>
      <text:p text:style-name="Standard"/>
      <text:p text:style-name="Standard">Em se tratando de phishing por meio de mensagem eletrônica, os usuários devem ficar atentos às seguintes recomendações:</text:p>
      <text:p text:style-name="Standard"/>
      <text:p text:style-name="Standard">Não abra a mensagem se desconfiar do nome do remetente. <text:s text:c="2"/></text:p>
      <text:p text:style-name="Standard"/>
      <text:p text:style-name="Standard">Verifique se o <text:s/>endereço do remetente é legítimo. Verifique se depois do nome do remetente, após o @, o domínio é confiável.</text:p>
      <text:p text:style-name="Standard"/>
      <text:p text:style-name="Standard">O uso de ferramentas de verificação é mais uma camada <text:s/>de proteção para a organização. </text:p>
      <text:p text:style-name="Standard"/>
      <text:p text:style-name="Standard">Desconecte o dispositivo da internet após clicar em um link suspeito.</text:p>
      <text:p text:style-name="Standard"/>
      <text:p text:style-name="Standard">Tenha cuidado com mensagens de e-mail com linguagem urgente ou ameaçadora, </text:p>
      <text:p text:style-name="Standard">com erros de ortografia ou gramática, com logomarcas desatualizadas ou distorcidas, </text:p>
      <text:p text:style-name="Standard">com nomes falsos ou endereços de e-mail suspeitos, <text:s/>ou que se passam por comunicações oficiais de instituições conhecidas. </text:p>
      <text:p text:style-name="Standard"/>
      <text:p text:style-name="Standard">Mantenha o software antivírus atualizado, seja pessoal ou corporativo.</text:p>
      <text:p text:style-name="Standard"/>
      <text:p text:style-name="Standard">Use autenticação de 2 fatores – ajuda a impedir a ação do agente malicioso. </text:p>
      <text:p text:style-name="Standard"/>
      <text:p text:style-name="Standard">Use senhas fortes e únicas – Normalmente a organização estabelece um padrão de senha a ser utilizado. Em certos casos, um cofre de senha deve ser implementado. </text:p>
      <text:p text:style-name="Standard"><text:soft-page-break/></text:p>
      <text:p text:style-name="Standard"/>
      <text:p text:style-name="Standard">Não forneça informações pessoais por e-mail, pois pode ser utilizado por um impostor para aplicar golpes em seu nome.</text:p>
      <text:p text:style-name="Standard"/>
      <text:p text:style-name="Standard">Desconecte o dispositivo da internet após clicar em um link suspeito. </text:p>
      <text:p text:style-name="Standard"/>
      <text:p text:style-name="Standard">Quais medidas deve-se tomar se acidentalmente você constatou ser vítima de phishing?</text:p>
      <text:list xml:id="list7476839477894923937" text:style-name="L1">
        <text:list-item>
          <text:p text:style-name="P5">Avise imediatamente o setor de segurança da informação. Relate a ocorrência com urgência, para minimizar o tempo de ação do agente suspeito.</text:p>
        </text:list-item>
        <text:list-item>
          <text:p text:style-name="P5">Se possível, altere a senha imediatamente.</text:p>
        </text:list-item>
        <text:list-item>
          <text:p text:style-name="P5">Colete as evidências de atividade suspeita e comunique ao setor de segurança da informação. Não forneça acesso aos seus dados a ninguém.</text:p>
        </text:list-item>
        <text:list-item>
          <text:p text:style-name="P5">Monitore os recursos(consumo de cpu, uso de memória, alteração de arquivos), em horários fora do usual, como por exemplo na hora de almoço.</text:p>
        </text:list-item>
        <text:list-item>
          <text:p text:style-name="P5">Monitore se suas contas de trabalho foram comprometidas. Verifique os arquivos que você utiliza foram realmente alterados por você.</text:p>
        </text:list-item>
        <text:list-item>
          <text:p text:style-name="P5">Acesse a cartilha de política de segurança da informação da empresa para ver se as medidas que está tomando estão compatíveis, sob o risco de sanções disciplinares.</text:p>
        </text:list-item>
      </text:list>
      <text:p text:style-name="Standard"/>
      <text:p text:style-name="Standard">Adotando as práticas mencionadas, você ajuda a fortalecer a segurança, estabilidade e prosperidade da empresa e da sua família. </text:p>
      <text:p text:style-name="Standard"/>
      <text:p text:style-name="Standard"/>
      <text:p text:style-name="Standard"/>
      <text:p text:style-name="Standard"><text:tab/></text:p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ardo CL</meta:initial-creator>
    <meta:creation-date>2025-03-23T17:28:45.59</meta:creation-date>
    <dc:date>2025-03-28T20:08:07.66</dc:date>
    <dc:creator>Ricardo CL</dc:creator>
    <meta:editing-duration>PT5H44M38S</meta:editing-duration>
    <meta:editing-cycles>11</meta:editing-cycles>
    <meta:generator>OpenOffice/4.1.15$Win32 OpenOffice.org_project/4115m2$Build-9813</meta:generator>
    <meta:document-statistic meta:table-count="0" meta:image-count="0" meta:object-count="0" meta:page-count="3" meta:paragraph-count="47" meta:word-count="919" meta:character-count="6044"/>
  </office:meta>
</office:document-meta>
</file>